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solid" svg:stroke-width="0.02cm" svg:stroke-color="#000000" draw:stroke-linejoin="miter" svg:stroke-linecap="square" draw:fill="solid" draw:fill-color="#e6e6e6" fo:padding-top="0.01cm" fo:padding-bottom="0.01cm" fo:padding-left="0.01cm" fo:padding-right="0.01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026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29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solid" svg:stroke-width="0.02cm" svg:stroke-color="#000000" draw:stroke-linejoin="miter" svg:stroke-linecap="square" draw:fill="none" fo:padding-top="0.01cm" fo:padding-bottom="0.01cm" fo:padding-left="0.01cm" fo:padding-right="0.01cm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661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72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47cm" fo:min-width="9.176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89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824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05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66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353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033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434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879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63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436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14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021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solid" draw:fill-color="#e6e6e6"/>
      <style:text-properties fo:font-size="5pt"/>
    </style:style>
    <style:style style:name="P6" style:family="paragraph">
      <style:paragraph-properties fo:text-align="start" style:writing-mode="lr-tb"/>
      <style:text-properties fo:font-size="5pt"/>
    </style:style>
    <style:style style:name="P7" style:family="paragraph">
      <loext:graphic-properties draw:fill="none"/>
      <style:paragraph-properties fo:text-align="start"/>
      <style:text-properties fo:font-size="5pt" style:font-size-asian="9pt" style:font-size-complex="9pt"/>
    </style:style>
    <style:style style:name="P8" style:family="paragraph">
      <loext:graphic-properties draw:fill="none"/>
      <style:text-properties fo:font-size="5pt"/>
    </style:style>
    <style:style style:name="P9" style:family="paragraph">
      <style:paragraph-properties fo:text-align="start" style:writing-mode="lr-tb"/>
      <style:text-properties fo:font-size="5pt" style:font-size-asian="5pt" style:font-size-complex="5pt"/>
    </style:style>
    <style:style style:name="P10" style:family="paragraph">
      <loext:graphic-properties draw:fill="none"/>
      <style:text-properties fo:font-size="5pt" style:font-size-asian="5pt" style:font-size-complex="5pt"/>
    </style:style>
    <style:style style:name="T1" style:family="text">
      <style:text-properties fo:color="#000000" loext:opacity="100%" style:font-name="Helvetica" fo:font-size="12pt" fo:font-weight="bold" style:font-name-asian="Helvetica" style:font-size-asian="12pt" style:font-weight-asian="bold" style:font-name-complex="Helvetica" style:font-size-complex="12pt" style:font-weight-complex="bold"/>
    </style:style>
    <style:style style:name="T2" style:family="text">
      <style:text-properties fo:color="#000000" loext:opacity="100%" style:font-name="Helvetica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T3" style:family="text">
      <style:text-properties fo:color="#000000" loext:opacity="100%" style:font-name="Helvetica" fo:font-size="10pt" fo:font-weight="normal" style:font-name-asian="Helvetica" style:font-size-asian="10pt" style:font-weight-asian="normal" style:font-name-complex="Helvetica" style:font-size-complex="10pt" style:font-weight-complex="normal"/>
    </style:style>
    <style:style style:name="T4" style:family="text">
      <style:text-properties fo:color="#000000" loext:opacity="100%" style:font-name="Helvetica" fo:font-weight="bold" style:font-name-asian="Helvetica" style:font-size-asian="9pt" style:font-weight-asian="bold" style:font-name-complex="Helvetica" style:font-size-complex="9pt" style:font-weight-complex="bold"/>
    </style:style>
    <style:style style:name="T5" style:family="text">
      <style:text-properties fo:color="#000000" loext:opacity="100%" style:font-name="Helvetica" fo:font-weight="normal" style:font-name-asian="Helvetica" style:font-size-asian="9pt" style:font-weight-asian="normal" style:font-name-complex="Helvetica" style:font-size-complex="9pt" style:font-weight-complex="normal"/>
    </style:style>
    <style:style style:name="T6" style:family="text">
      <style:text-properties fo:color="#000000" loext:opacity="100%" style:font-name="Helvetica" fo:font-size="5pt" fo:font-weight="normal" style:font-name-asian="Helvetica" style:font-size-asian="5pt" style:font-weight-asian="normal" style:font-name-complex="Helvetica" style:font-size-complex="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9.011cm" svg:height="0.424cm" svg:x="5.995cm" svg:y="1.318cm">
          <draw:text-box>
            <text:p text:style-name="P1"><text:span text:style-name="T1">Planejamento Estrategico - Projeto Loto.NET</text:span></text:p>
          </draw:text-box>
        </draw:frame>
        <draw:frame draw:style-name="gr2" draw:text-style-name="P3" draw:layer="layout" svg:width="2.013cm" svg:height="0.391cm" svg:x="1.1cm" svg:y="2.734cm">
          <draw:text-box>
            <text:p text:style-name="P1"><text:span text:style-name="T2">Introducao</text:span></text:p>
          </draw:text-box>
        </draw:frame>
        <draw:frame draw:style-name="gr3" draw:text-style-name="P4" draw:layer="layout" svg:width="18.904cm" svg:height="0.352cm" svg:x="1.1cm" svg:y="3.849cm">
          <draw:text-box>
            <text:p text:style-name="P1"><text:span text:style-name="T3">Este <text:s/>documento <text:s/>resume <text:s/>as <text:s/>decisões <text:s/>tomadas <text:s/>até <text:s/>o <text:s/>momento <text:s/>no <text:s/>desenvolvimento <text:s/>do <text:s/>projeto <text:s/>**Loto.NET**, <text:s/>uma</text:span></text:p>
          </draw:text-box>
        </draw:frame>
        <draw:frame draw:style-name="gr3" draw:text-style-name="P4" draw:layer="layout" svg:width="12.321cm" svg:height="0.352cm" svg:x="1.1cm" svg:y="4.649cm">
          <draw:text-box>
            <text:p text:style-name="P1"><text:span text:style-name="T3">aplicação focada na análise e visualização de resultados das loterias da Caixa.</text:span></text:p>
          </draw:text-box>
        </draw:frame>
        <draw:frame draw:style-name="gr2" draw:text-style-name="P3" draw:layer="layout" svg:width="4.134cm" svg:height="0.391cm" svg:x="1.1cm" svg:y="6.334cm">
          <draw:text-box>
            <text:p text:style-name="P1"><text:span text:style-name="T2">Resumo das Decisoes</text:span></text:p>
          </draw:text-box>
        </draw:frame>
        <draw:frame draw:style-name="gr3" draw:text-style-name="P4" draw:layer="layout" svg:width="13.633cm" svg:height="0.352cm" svg:x="1.1cm" svg:y="7.449cm">
          <draw:text-box>
            <text:p text:style-name="P1"><text:span text:style-name="T3">- Backend finalizado: endpoints RESTful completos para Mega-Sena, Quina e Lotofácil;</text:span></text:p>
          </draw:text-box>
        </draw:frame>
        <draw:frame draw:style-name="gr3" draw:text-style-name="P4" draw:layer="layout" svg:width="6.543cm" svg:height="0.352cm" svg:x="1.1cm" svg:y="9.049cm">
          <draw:text-box>
            <text:p text:style-name="P1"><text:span text:style-name="T3">- Consumo da API externa implementado;</text:span></text:p>
          </draw:text-box>
        </draw:frame>
        <draw:frame draw:style-name="gr3" draw:text-style-name="P4" draw:layer="layout" svg:width="7.732cm" svg:height="0.352cm" svg:x="1.1cm" svg:y="10.649cm">
          <draw:text-box>
            <text:p text:style-name="P1"><text:span text:style-name="T3">- Atualização automática no startup (Program.cs);</text:span></text:p>
          </draw:text-box>
        </draw:frame>
        <draw:frame draw:style-name="gr3" draw:text-style-name="P4" draw:layer="layout" svg:width="8.905cm" svg:height="0.352cm" svg:x="1.1cm" svg:y="12.249cm">
          <draw:text-box>
            <text:p text:style-name="P1"><text:span text:style-name="T3">- DTOs e mapeamentos configurados com boas práticas;</text:span></text:p>
          </draw:text-box>
        </draw:frame>
        <draw:frame draw:style-name="gr3" draw:text-style-name="P4" draw:layer="layout" svg:width="8.143cm" svg:height="0.352cm" svg:x="1.1cm" svg:y="13.849cm">
          <draw:text-box>
            <text:p text:style-name="P1"><text:span text:style-name="T3">- Endpoint de frequência por posição implementado;</text:span></text:p>
          </draw:text-box>
        </draw:frame>
        <draw:frame draw:style-name="gr3" draw:text-style-name="P4" draw:layer="layout" svg:width="8.143cm" svg:height="0.352cm" svg:x="1.1cm" svg:y="15.449cm">
          <draw:text-box>
            <text:p text:style-name="P1"><text:span text:style-name="T3">- Próximo passo: autenticação com OAuth (Google);</text:span></text:p>
          </draw:text-box>
        </draw:frame>
        <draw:frame draw:style-name="gr3" draw:text-style-name="P4" draw:layer="layout" svg:width="8.994cm" svg:height="0.352cm" svg:x="1.1cm" svg:y="17.049cm">
          <draw:text-box>
            <text:p text:style-name="P1"><text:span text:style-name="T3">- Frontend em React + Tailwind em fase inicial (setup ok).</text:span></text:p>
          </draw:text-box>
        </draw:frame>
        <draw:polygon draw:style-name="gr4" draw:text-style-name="P5" draw:layer="layout" svg:width="4.2cm" svg:height="0.802cm" svg:x="1cm" svg:y="19.599cm" svg:viewBox="0 0 4201 803" draw:points="0,0 4201,0 4201,803 0,803">
          <text:p/>
        </draw:polygon>
        <draw:frame draw:style-name="gr2" draw:text-style-name="P3" draw:layer="layout" svg:width="4.439cm" svg:height="0.391cm" svg:x="1.1cm" svg:y="18.734cm">
          <draw:text-box>
            <text:p text:style-name="P1"><text:span text:style-name="T2">Tabela de Planejamento</text:span></text:p>
          </draw:text-box>
        </draw:frame>
        <draw:polygon draw:style-name="gr4" draw:text-style-name="P5" draw:layer="layout" svg:width="5.2cm" svg:height="0.802cm" svg:x="5.2cm" svg:y="19.599cm" svg:viewBox="0 0 5201 803" draw:points="0,0 5201,0 5201,803 0,803">
          <text:p/>
        </draw:polygon>
        <draw:frame draw:style-name="gr5" draw:text-style-name="P7" draw:layer="layout" svg:width="0.366cm" svg:height="0.317cm" svg:x="1.1cm" svg:y="19.864cm">
          <draw:text-box>
            <text:p text:style-name="P6"><text:span text:style-name="T4">Item</text:span></text:p>
          </draw:text-box>
        </draw:frame>
        <draw:polygon draw:style-name="gr4" draw:text-style-name="P5" draw:layer="layout" svg:width="2cm" svg:height="0.802cm" svg:x="10.4cm" svg:y="19.599cm" svg:viewBox="0 0 2001 803" draw:points="0,0 2001,0 2001,803 0,803">
          <text:p/>
        </draw:polygon>
        <draw:frame draw:style-name="gr6" draw:text-style-name="P7" draw:layer="layout" svg:width="2.026cm" svg:height="0.424cm" svg:x="5.3cm" svg:y="19.864cm">
          <draw:text-box>
            <text:p text:style-name="P6"><text:span text:style-name="T4">Descrição</text:span></text:p>
          </draw:text-box>
        </draw:frame>
        <draw:polygon draw:style-name="gr4" draw:text-style-name="P5" draw:layer="layout" svg:width="7.199cm" svg:height="0.802cm" svg:x="12.4cm" svg:y="19.599cm" svg:viewBox="0 0 7200 803" draw:points="0,0 7200,0 7200,803 0,803">
          <text:p/>
        </draw:polygon>
        <draw:frame draw:style-name="gr7" draw:text-style-name="P7" draw:layer="layout" svg:width="1.293cm" svg:height="0.424cm" svg:x="10.5cm" svg:y="19.864cm">
          <draw:text-box>
            <text:p text:style-name="P6"><text:span text:style-name="T4">Status</text:span></text:p>
          </draw:text-box>
        </draw:frame>
        <draw:polygon draw:style-name="gr8" draw:text-style-name="P8" draw:layer="layout" svg:width="4.2cm" svg:height="0.8cm" svg:x="1cm" svg:y="20.4cm" svg:viewBox="0 0 4201 801" draw:points="0,0 4201,0 4201,801 0,801">
          <text:p/>
        </draw:polygon>
        <draw:frame draw:style-name="gr9" draw:text-style-name="P7" draw:layer="layout" svg:width="2.661cm" svg:height="0.424cm" svg:x="12.5cm" svg:y="19.864cm">
          <draw:text-box>
            <text:p text:style-name="P6"><text:span text:style-name="T4">Observações</text:span></text:p>
          </draw:text-box>
        </draw:frame>
        <draw:polygon draw:style-name="gr8" draw:text-style-name="P8" draw:layer="layout" svg:width="5.2cm" svg:height="0.8cm" svg:x="5.2cm" svg:y="20.4cm" svg:viewBox="0 0 5201 801" draw:points="0,0 5201,0 5201,801 0,801">
          <text:p/>
        </draw:polygon>
        <draw:polygon draw:style-name="gr8" draw:text-style-name="P8" draw:layer="layout" svg:width="2cm" svg:height="0.8cm" svg:x="10.4cm" svg:y="20.4cm" svg:viewBox="0 0 2001 801" draw:points="0,0 2001,0 2001,801 0,801">
          <text:p/>
        </draw:polygon>
        <draw:polygon draw:style-name="gr8" draw:text-style-name="P8" draw:layer="layout" svg:width="7.199cm" svg:height="0.8cm" svg:x="12.4cm" svg:y="20.4cm" svg:viewBox="0 0 7200 801" draw:points="0,0 7200,0 7200,801 0,801">
          <text:p/>
        </draw:polygon>
        <draw:frame draw:style-name="gr5" draw:text-style-name="P7" draw:layer="layout" svg:width="6.835cm" svg:height="0.317cm" svg:x="1.1cm" svg:y="20.664cm">
          <draw:text-box>
            <text:p text:style-name="P6"><text:span text:style-name="T5"><text:s/></text:span><text:span text:style-name="T5">Login OAuth Google </text:span><text:span text:style-name="T5">definido? <text:s text:c="23"/></text:span><text:span text:style-name="T5"><text:s text:c="20"/>Será o </text:span><text:span text:style-name="T5">único método inicial?</text:span></text:p>
          </draw:text-box>
        </draw:frame>
        <draw:polygon draw:style-name="gr8" draw:text-style-name="P8" draw:layer="layout" svg:width="4.2cm" svg:height="0.8cm" svg:x="1cm" svg:y="21.2cm" svg:viewBox="0 0 4201 801" draw:points="0,0 4201,0 4201,801 0,801">
          <text:p/>
        </draw:polygon>
        <draw:frame draw:style-name="gr10" draw:text-style-name="P7" draw:layer="layout" svg:width="6.729cm" svg:height="0.424cm" svg:x="12.5cm" svg:y="20.664cm">
          <draw:text-box>
            <text:p text:style-name="P6"><text:span text:style-name="T5">Sem cadastro manual por enquanto</text:span></text:p>
          </draw:text-box>
        </draw:frame>
        <draw:polygon draw:style-name="gr8" draw:text-style-name="P8" draw:layer="layout" svg:width="5.2cm" svg:height="0.8cm" svg:x="5.2cm" svg:y="21.2cm" svg:viewBox="0 0 5201 801" draw:points="0,0 5201,0 5201,801 0,801">
          <text:p/>
        </draw:polygon>
        <draw:polygon draw:style-name="gr8" draw:text-style-name="P8" draw:layer="layout" svg:width="2cm" svg:height="0.8cm" svg:x="10.4cm" svg:y="21.2cm" svg:viewBox="0 0 2001 801" draw:points="0,0 2001,0 2001,801 0,801">
          <text:p/>
        </draw:polygon>
        <draw:polygon draw:style-name="gr8" draw:text-style-name="P8" draw:layer="layout" svg:width="7.199cm" svg:height="0.8cm" svg:x="12.4cm" svg:y="21.2cm" svg:viewBox="0 0 7200 801" draw:points="0,0 7200,0 7200,801 0,801">
          <text:p/>
        </draw:polygon>
        <draw:frame draw:style-name="gr5" draw:text-style-name="P7" draw:layer="layout" svg:width="6.856cm" svg:height="0.317cm" svg:x="1.1cm" svg:y="21.464cm">
          <draw:text-box>
            <text:p text:style-name="P6"><text:span text:style-name="T5"><text:s/></text:span><text:span text:style-name="T5">Estrutura da entidade `User` <text:s text:c="46"/>Campos mínimos definidos?</text:span></text:p>
          </draw:text-box>
        </draw:frame>
        <draw:polygon draw:style-name="gr8" draw:text-style-name="P8" draw:layer="layout" svg:width="4.2cm" svg:height="0.8cm" svg:x="1cm" svg:y="22cm" svg:viewBox="0 0 4201 801" draw:points="0,0 4201,0 4201,801 0,801">
          <text:p/>
        </draw:polygon>
        <draw:frame draw:style-name="gr5" draw:text-style-name="P7" draw:layer="layout" svg:width="4.417cm" svg:height="0.317cm" svg:x="12.5cm" svg:y="21.464cm">
          <draw:text-box>
            <text:p text:style-name="P6"><text:span text:style-name="T5">`Email`, `Name`, </text:span><text:span text:style-name="T5">`PictureUrl`, `GoogleId`, </text:span><text:span text:style-name="T5">`DateCreated`</text:span></text:p>
          </draw:text-box>
        </draw:frame>
        <draw:polygon draw:style-name="gr8" draw:text-style-name="P8" draw:layer="layout" svg:width="5.2cm" svg:height="0.8cm" svg:x="5.2cm" svg:y="22cm" svg:viewBox="0 0 5201 801" draw:points="0,0 5201,0 5201,801 0,801">
          <text:p/>
        </draw:polygon>
        <draw:frame draw:style-name="gr5" draw:text-style-name="P7" draw:layer="layout" svg:width="2.022cm" svg:height="0.317cm" svg:x="1.1cm" svg:y="22.264cm">
          <draw:text-box>
            <text:p text:style-name="P6"><text:span text:style-name="T5"><text:s/></text:span><text:span text:style-name="T5">Fluxo de login completo?</text:span></text:p>
          </draw:text-box>
        </draw:frame>
        <draw:polygon draw:style-name="gr8" draw:text-style-name="P8" draw:layer="layout" svg:width="2cm" svg:height="0.8cm" svg:x="10.4cm" svg:y="22cm" svg:viewBox="0 0 2001 801" draw:points="0,0 2001,0 2001,801 0,801">
          <text:p/>
        </draw:polygon>
        <draw:polygon draw:style-name="gr8" draw:text-style-name="P8" draw:layer="layout" svg:width="7.199cm" svg:height="0.8cm" svg:x="12.4cm" svg:y="22cm" svg:viewBox="0 0 7200 801" draw:points="0,0 7200,0 7200,801 0,801">
          <text:p/>
        </draw:polygon>
        <draw:frame draw:style-name="gr11" draw:text-style-name="P7" draw:layer="layout" svg:width="9.176cm" svg:height="0.847cm" svg:x="5.3cm" svg:y="22.264cm">
          <draw:text-box>
            <text:p text:style-name="P6"><text:span text:style-name="T5">Receber token -&gt; </text:span><text:span text:style-name="T5">validar -&gt; gerar </text:span><text:span text:style-name="T5">JWT interno →</text:span></text:p>
            <text:p text:style-name="P6"><text:span text:style-name="T5"><text:s/></text:span><text:span text:style-name="T5">persistir</text:span></text:p>
          </draw:text-box>
        </draw:frame>
        <draw:polygon draw:style-name="gr8" draw:text-style-name="P8" draw:layer="layout" svg:width="4.2cm" svg:height="0.8cm" svg:x="1cm" svg:y="22.8cm" svg:viewBox="0 0 4201 801" draw:points="0,0 4201,0 4201,801 0,801">
          <text:p/>
        </draw:polygon>
        <draw:frame draw:style-name="gr12" draw:text-style-name="P7" draw:layer="layout" svg:width="6.894cm" svg:height="0.424cm" svg:x="12.5cm" svg:y="22.264cm">
          <draw:text-box>
            <text:p text:style-name="P6"><text:span text:style-name="T5">Em breve </text:span><text:span text:style-name="T5">criaremos </text:span><text:span text:style-name="T5">`AuthContr</text:span><text:span text:style-name="T5">oller`</text:span></text:p>
          </draw:text-box>
        </draw:frame>
        <draw:polygon draw:style-name="gr8" draw:text-style-name="P8" draw:layer="layout" svg:width="5.2cm" svg:height="0.8cm" svg:x="5.2cm" svg:y="22.8cm" svg:viewBox="0 0 5201 801" draw:points="0,0 5201,0 5201,801 0,801">
          <text:p/>
        </draw:polygon>
        <draw:frame draw:style-name="gr5" draw:text-style-name="P7" draw:layer="layout" svg:width="1.865cm" svg:height="0.317cm" svg:x="1.1cm" svg:y="23.064cm">
          <draw:text-box>
            <text:p text:style-name="P6"><text:span text:style-name="T5"><text:s/></text:span><text:span text:style-name="T5">JWT interno assinado?</text:span></text:p>
          </draw:text-box>
        </draw:frame>
        <draw:polygon draw:style-name="gr8" draw:text-style-name="P8" draw:layer="layout" svg:width="2cm" svg:height="0.8cm" svg:x="10.4cm" svg:y="22.8cm" svg:viewBox="0 0 2001 801" draw:points="0,0 2001,0 2001,801 0,801">
          <text:p/>
        </draw:polygon>
        <draw:polygon draw:style-name="gr8" draw:text-style-name="P8" draw:layer="layout" svg:width="7.199cm" svg:height="0.8cm" svg:x="12.4cm" svg:y="22.8cm" svg:viewBox="0 0 7200 801" draw:points="0,0 7200,0 7200,801 0,801">
          <text:p/>
        </draw:polygon>
        <draw:frame draw:style-name="gr13" draw:text-style-name="P7" draw:layer="layout" svg:width="8.824cm" svg:height="0.424cm" svg:x="5.3cm" svg:y="23.064cm">
          <draw:text-box>
            <text:p text:style-name="P6"><text:span text:style-name="T5">Chave segura, algoritmo definido (ex: HS256)?</text:span></text:p>
          </draw:text-box>
        </draw:frame>
        <draw:polygon draw:style-name="gr8" draw:text-style-name="P8" draw:layer="layout" svg:width="4.2cm" svg:height="0.8cm" svg:x="1cm" svg:y="23.6cm" svg:viewBox="0 0 4201 801" draw:points="0,0 4201,0 4201,801 0,801">
          <text:p/>
        </draw:polygon>
        <draw:frame draw:style-name="gr14" draw:text-style-name="P7" draw:layer="layout" svg:width="7.055cm" svg:height="0.424cm" svg:x="12.5cm" svg:y="23.064cm">
          <draw:text-box>
            <text:p text:style-name="P6"><text:span text:style-name="T5">`.env` já possui `JWT_SECRET` forte</text:span></text:p>
          </draw:text-box>
        </draw:frame>
        <draw:polygon draw:style-name="gr8" draw:text-style-name="P8" draw:layer="layout" svg:width="5.2cm" svg:height="0.8cm" svg:x="5.2cm" svg:y="23.6cm" svg:viewBox="0 0 5201 801" draw:points="0,0 5201,0 5201,801 0,801">
          <text:p/>
        </draw:polygon>
        <draw:polygon draw:style-name="gr8" draw:text-style-name="P8" draw:layer="layout" svg:width="2cm" svg:height="0.8cm" svg:x="10.4cm" svg:y="23.6cm" svg:viewBox="0 0 2001 801" draw:points="0,0 2001,0 2001,801 0,801">
          <text:p/>
        </draw:polygon>
        <draw:frame draw:style-name="gr5" draw:text-style-name="P7" draw:layer="layout" svg:width="7.699cm" svg:height="0.317cm" svg:x="1.1cm" svg:y="23.864cm">
          <draw:text-box>
            <text:p text:style-name="P6"><text:span text:style-name="T5"><text:s/></text:span><text:span text:style-name="T5">Regras de acesso definidas? <text:s text:c="42"/>O que será público e o que exigirá login?</text:span></text:p>
          </draw:text-box>
        </draw:frame>
        <draw:polygon draw:style-name="gr8" draw:text-style-name="P8" draw:layer="layout" svg:width="7.199cm" svg:height="0.8cm" svg:x="12.4cm" svg:y="23.6cm" svg:viewBox="0 0 7200 801" draw:points="0,0 7200,0 7200,801 0,801">
          <text:p/>
        </draw:polygon>
        <draw:frame draw:style-name="gr15" draw:text-style-name="P7" draw:layer="layout" svg:width="1.665cm" svg:height="0.424cm" svg:x="10.5cm" svg:y="23.864cm">
          <draw:text-box>
            <text:p text:style-name="P6"><text:span text:style-name="T5"><text:s/></text:span><text:span text:style-name="T5">A definir</text:span></text:p>
          </draw:text-box>
        </draw:frame>
        <draw:polygon draw:style-name="gr8" draw:text-style-name="P8" draw:layer="layout" svg:width="4.2cm" svg:height="0.8cm" svg:x="1cm" svg:y="24.4cm" svg:viewBox="0 0 4201 801" draw:points="0,0 4201,0 4201,801 0,801">
          <text:p/>
        </draw:polygon>
        <draw:frame draw:style-name="gr5" draw:text-style-name="P10" draw:layer="layout" svg:width="5.061cm" svg:height="0.317cm" svg:x="12.5cm" svg:y="23.864cm">
          <draw:text-box>
            <text:p text:style-name="P9"><text:span text:style-name="T6">Pode começar tudo público e proteger só o que for salvar dados</text:span></text:p>
          </draw:text-box>
        </draw:frame>
        <draw:polygon draw:style-name="gr8" draw:text-style-name="P8" draw:layer="layout" svg:width="5.2cm" svg:height="0.8cm" svg:x="5.2cm" svg:y="24.4cm" svg:viewBox="0 0 5201 801" draw:points="0,0 5201,0 5201,801 0,801">
          <text:p/>
        </draw:polygon>
        <draw:frame draw:style-name="gr5" draw:text-style-name="P7" draw:layer="layout" svg:width="1.598cm" svg:height="0.317cm" svg:x="1.1cm" svg:y="24.664cm">
          <draw:text-box>
            <text:p text:style-name="P6"><text:span text:style-name="T5"><text:s/></text:span><text:span text:style-name="T5">Dados por usuário?</text:span></text:p>
          </draw:text-box>
        </draw:frame>
        <draw:polygon draw:style-name="gr8" draw:text-style-name="P8" draw:layer="layout" svg:width="2cm" svg:height="0.8cm" svg:x="10.4cm" svg:y="24.4cm" svg:viewBox="0 0 2001 801" draw:points="0,0 2001,0 2001,801 0,801">
          <text:p/>
        </draw:polygon>
        <draw:frame draw:style-name="gr16" draw:text-style-name="P7" draw:layer="layout" svg:width="10.353cm" svg:height="0.424cm" svg:x="5.3cm" svg:y="24.664cm">
          <draw:text-box>
            <text:p text:style-name="P6"><text:span text:style-name="T5">Como serão organizadas personalizações por pessoa?</text:span></text:p>
          </draw:text-box>
        </draw:frame>
        <draw:polygon draw:style-name="gr8" draw:text-style-name="P8" draw:layer="layout" svg:width="7.199cm" svg:height="0.8cm" svg:x="12.4cm" svg:y="24.4cm" svg:viewBox="0 0 7200 801" draw:points="0,0 7200,0 7200,801 0,801">
          <text:p/>
        </draw:polygon>
        <draw:frame draw:style-name="gr17" draw:text-style-name="P7" draw:layer="layout" svg:width="3.033cm" svg:height="0.424cm" svg:x="10.5cm" svg:y="24.664cm">
          <draw:text-box>
            <text:p text:style-name="P6"><text:span text:style-name="T5"><text:s/></text:span><text:span text:style-name="T5">A definir depois</text:span></text:p>
          </draw:text-box>
        </draw:frame>
        <draw:polygon draw:style-name="gr8" draw:text-style-name="P8" draw:layer="layout" svg:width="4.2cm" svg:height="0.802cm" svg:x="1cm" svg:y="25.199cm" svg:viewBox="0 0 4201 803" draw:points="0,0 4201,0 4201,803 0,803">
          <text:p/>
        </draw:polygon>
        <draw:frame draw:style-name="gr5" draw:text-style-name="P7" draw:layer="layout" svg:width="4.781cm" svg:height="0.317cm" svg:x="12.5cm" svg:y="24.664cm">
          <draw:text-box>
            <text:p text:style-name="P6"><text:span text:style-name="T5">Podemos guardar `user_id` vinculado ao estilo, favoritos etc.</text:span></text:p>
          </draw:text-box>
        </draw:frame>
        <draw:polygon draw:style-name="gr8" draw:text-style-name="P8" draw:layer="layout" svg:width="5.2cm" svg:height="0.802cm" svg:x="5.2cm" svg:y="25.199cm" svg:viewBox="0 0 5201 803" draw:points="0,0 5201,0 5201,803 0,803">
          <text:p/>
        </draw:polygon>
        <draw:frame draw:style-name="gr5" draw:text-style-name="P7" draw:layer="layout" svg:width="2.081cm" svg:height="0.317cm" svg:x="1.1cm" svg:y="25.464cm">
          <draw:text-box>
            <text:p text:style-name="P6"><text:span text:style-name="T5"><text:s/></text:span><text:span text:style-name="T5">Proteção contra ataques?</text:span></text:p>
          </draw:text-box>
        </draw:frame>
        <draw:polygon draw:style-name="gr8" draw:text-style-name="P8" draw:layer="layout" svg:width="2cm" svg:height="0.802cm" svg:x="10.4cm" svg:y="25.199cm" svg:viewBox="0 0 2001 803" draw:points="0,0 2001,0 2001,803 0,803">
          <text:p/>
        </draw:polygon>
        <draw:frame draw:style-name="gr18" draw:text-style-name="P7" draw:layer="layout" svg:width="9.434cm" svg:height="0.424cm" svg:x="5.3cm" svg:y="25.464cm">
          <draw:text-box>
            <text:p text:style-name="P6"><text:span text:style-name="T5">Rate limiting, CSRF, verificação do token Google?</text:span></text:p>
          </draw:text-box>
        </draw:frame>
        <draw:polygon draw:style-name="gr8" draw:text-style-name="P8" draw:layer="layout" svg:width="7.199cm" svg:height="0.802cm" svg:x="12.4cm" svg:y="25.199cm" svg:viewBox="0 0 7200 803" draw:points="0,0 7200,0 7200,803 0,803">
          <text:p/>
        </draw:polygon>
        <draw:frame draw:style-name="gr19" draw:text-style-name="P7" draw:layer="layout" svg:width="3.879cm" svg:height="0.424cm" svg:x="10.5cm" svg:y="25.464cm">
          <draw:text-box>
            <text:p text:style-name="P6"><text:span text:style-name="T5"><text:s/></text:span><text:span text:style-name="T5">Para fase de deploy</text:span></text:p>
          </draw:text-box>
        </draw:frame>
        <draw:polygon draw:style-name="gr8" draw:text-style-name="P8" draw:layer="layout" svg:width="4.2cm" svg:height="0.8cm" svg:x="1cm" svg:y="26cm" svg:viewBox="0 0 4201 801" draw:points="0,0 4201,0 4201,801 0,801">
          <text:p/>
        </draw:polygon>
        <draw:frame draw:style-name="gr20" draw:text-style-name="P7" draw:layer="layout" svg:width="8.634cm" svg:height="0.424cm" svg:x="12.5cm" svg:y="25.464cm">
          <draw:text-box>
            <text:p text:style-name="P6"><text:span text:style-name="T5">Podemos usar AspNetCoreRateLimit e CORS</text:span></text:p>
          </draw:text-box>
        </draw:frame>
        <draw:polygon draw:style-name="gr8" draw:text-style-name="P8" draw:layer="layout" svg:width="5.2cm" svg:height="0.8cm" svg:x="5.2cm" svg:y="26cm" svg:viewBox="0 0 5201 801" draw:points="0,0 5201,0 5201,801 0,801">
          <text:p/>
        </draw:polygon>
        <draw:frame draw:style-name="gr5" draw:text-style-name="P7" draw:layer="layout" svg:width="2.064cm" svg:height="0.317cm" svg:x="1.1cm" svg:y="26.264cm">
          <draw:text-box>
            <text:p text:style-name="P6"><text:span text:style-name="T5"><text:s/></text:span><text:span text:style-name="T5">Persistência de sessões?</text:span></text:p>
          </draw:text-box>
        </draw:frame>
        <draw:polygon draw:style-name="gr8" draw:text-style-name="P8" draw:layer="layout" svg:width="2cm" svg:height="0.8cm" svg:x="10.4cm" svg:y="26cm" svg:viewBox="0 0 2001 801" draw:points="0,0 2001,0 2001,801 0,801">
          <text:p/>
        </draw:polygon>
        <draw:polygon draw:style-name="gr8" draw:text-style-name="P8" draw:layer="layout" svg:width="7.199cm" svg:height="0.8cm" svg:x="12.4cm" svg:y="26cm" svg:viewBox="0 0 7200 801" draw:points="0,0 7200,0 7200,801 0,801">
          <text:p/>
        </draw:polygon>
        <draw:frame draw:style-name="gr21" draw:text-style-name="P7" draw:layer="layout" svg:width="7.436cm" svg:height="0.424cm" svg:x="5.3cm" svg:y="26.264cm">
          <draw:text-box>
            <text:p text:style-name="P6"><text:span text:style-name="T5">Front guardará o JWT no localStorage?</text:span></text:p>
          </draw:text-box>
        </draw:frame>
        <draw:polygon draw:style-name="gr8" draw:text-style-name="P8" draw:layer="layout" svg:width="4.2cm" svg:height="0.8cm" svg:x="1cm" svg:y="26.8cm" svg:viewBox="0 0 4201 801" draw:points="0,0 4201,0 4201,801 0,801">
          <text:p/>
        </draw:polygon>
        <draw:frame draw:style-name="gr5" draw:text-style-name="P7" draw:layer="layout" svg:width="4.515cm" svg:height="0.317cm" svg:x="12.5cm" svg:y="26.264cm">
          <draw:text-box>
            <text:p text:style-name="P6"><text:span text:style-name="T5">Sim, com `AuthContext` e `axios` com token nos headers</text:span></text:p>
          </draw:text-box>
        </draw:frame>
        <draw:polygon draw:style-name="gr8" draw:text-style-name="P8" draw:layer="layout" svg:width="5.2cm" svg:height="0.8cm" svg:x="5.2cm" svg:y="26.8cm" svg:viewBox="0 0 5201 801" draw:points="0,0 5201,0 5201,801 0,801">
          <text:p/>
        </draw:polygon>
        <draw:frame draw:style-name="gr5" draw:text-style-name="P7" draw:layer="layout" svg:width="2.153cm" svg:height="0.317cm" svg:x="1.1cm" svg:y="27.064cm">
          <draw:text-box>
            <text:p text:style-name="P6"><text:span text:style-name="T5"><text:s/></text:span><text:span text:style-name="T5">OAuth Client ID do Google</text:span></text:p>
          </draw:text-box>
        </draw:frame>
        <draw:polygon draw:style-name="gr8" draw:text-style-name="P8" draw:layer="layout" svg:width="2cm" svg:height="0.8cm" svg:x="10.4cm" svg:y="26.8cm" svg:viewBox="0 0 2001 801" draw:points="0,0 2001,0 2001,801 0,801">
          <text:p/>
        </draw:polygon>
        <draw:frame draw:style-name="gr22" draw:text-style-name="P7" draw:layer="layout" svg:width="8.143cm" svg:height="0.424cm" svg:x="5.3cm" svg:y="27.064cm">
          <draw:text-box>
            <text:p text:style-name="P6"><text:span text:style-name="T5">Já foi criado no console de desenvolvedor?</text:span></text:p>
          </draw:text-box>
        </draw:frame>
        <draw:polygon draw:style-name="gr8" draw:text-style-name="P8" draw:layer="layout" svg:width="7.199cm" svg:height="0.8cm" svg:x="12.4cm" svg:y="26.8cm" svg:viewBox="0 0 7200 801" draw:points="0,0 7200,0 7200,801 0,801">
          <text:p/>
        </draw:polygon>
        <draw:frame draw:style-name="gr23" draw:text-style-name="P7" draw:layer="layout" svg:width="2.021cm" svg:height="0.424cm" svg:x="10.5cm" svg:y="27.064cm">
          <draw:text-box>
            <text:p text:style-name="P6"><text:span text:style-name="T5"><text:s/></text:span><text:span text:style-name="T5">Ainda não</text:span></text:p>
          </draw:text-box>
        </draw:frame>
        <draw:frame draw:style-name="gr5" draw:text-style-name="P7" draw:layer="layout" svg:width="4.113cm" svg:height="0.317cm" svg:x="12.5cm" svg:y="27.064cm">
          <draw:text-box>
            <text:p text:style-name="P6"><text:span text:style-name="T5">Podemos usar um temporário dev para testes locai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9T16:41:47.184799176</dc:date>
    <meta:editing-duration>PT1M58S</meta:editing-duration>
    <meta:editing-cycles>1</meta:editing-cycles>
    <meta:document-statistic meta:object-count="85"/>
    <meta:generator>LibreOffice/24.2.7.2$Linux_X86_64 LibreOffice_project/420$Build-2</meta:generator>
  </office:meta>
</office:document-meta>
</file>